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3035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2283in"/>
    </style:style>
    <style:style style:name="co6" style:family="table-column">
      <style:table-column-properties fo:break-before="auto" style:column-width="1.3083in"/>
    </style:style>
    <style:style style:name="co7" style:family="table-column">
      <style:table-column-properties fo:break-before="auto" style:column-width="0.6862in"/>
    </style:style>
    <style:style style:name="co8" style:family="table-column">
      <style:table-column-properties fo:break-before="auto" style:column-width="0.7827in"/>
    </style:style>
    <style:style style:name="co9" style:family="table-column">
      <style:table-column-properties fo:break-before="auto" style:column-width="0.9437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3465in"/>
    </style:style>
    <style:style style:name="co12" style:family="table-column">
      <style:table-column-properties fo:break-before="auto" style:column-width="0.5602in"/>
    </style:style>
    <style:style style:name="co13" style:family="table-column">
      <style:table-column-properties fo:break-before="auto" style:column-width="0.3783in"/>
    </style:style>
    <style:style style:name="co14" style:family="table-column">
      <style:table-column-properties fo:break-before="auto" style:column-width="0.3429in"/>
    </style:style>
    <style:style style:name="co15" style:family="table-column">
      <style:table-column-properties fo:break-before="auto" style:column-width="1.4689in"/>
    </style:style>
    <style:style style:name="co16" style:family="table-column">
      <style:table-column-properties fo:break-before="auto" style:column-width="0.8043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/>
    <style:style style:name="ce1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</style:style>
    <style:style style:name="ce28" style:family="table-cell" style:parent-style-name="Default">
      <style:table-cell-properties fo:border-bottom="none" fo:border-left="0.74pt solid #000000" fo:border-right="none" fo:border-top="none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3" style:family="table-cell" style:parent-style-name="Default">
      <style:table-cell-properties fo:border="none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4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ce12"/>
        <table:table-column table:style-name="co7" table:default-cell-style-name="ce28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default-cell-style-name="ce3"/>
        <table:table-column table:style-name="co10" table:number-columns-repeated="4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635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inputs</text:p>
          </table:table-cell>
          <table:covered-table-cell table:number-columns-repeated="9" table:style-name="ce8"/>
          <table:covered-table-cell table:style-name="ce6"/>
          <table:table-cell table:style-name="ce14" office:value-type="string" calcext:value-type="string" table:number-columns-spanned="19" table:number-rows-spanned="1">
            <text:p>outputs</text:p>
          </table:table-cell>
          <table:covered-table-cell table:style-name="ce21"/>
          <table:covered-table-cell table:style-name="ce9"/>
          <table:covered-table-cell table:style-name="ce21"/>
          <table:covered-table-cell table:style-name="ce34"/>
          <table:covered-table-cell table:number-columns-repeated="3" table:style-name="ce9"/>
          <table:covered-table-cell table:style-name="ce34"/>
          <table:covered-table-cell table:number-columns-repeated="8" table:style-name="ce9"/>
          <table:covered-table-cell table:style-name="ce8"/>
          <table:covered-table-cell table:style-name="ce9"/>
          <table:table-cell table:style-name="ce9"/>
          <table:table-cell table:number-columns-repeated="16353"/>
        </table:table-row>
        <table:table-row table:style-name="ro1">
          <table:table-cell table:style-name="ce9" table:number-columns-repeated="2"/>
          <table:table-cell table:style-name="ce1" office:value-type="string" calcext:value-type="string" table:number-columns-spanned="3" table:number-rows-spanned="1">
            <text:p>funct3</text:p>
          </table:table-cell>
          <table:covered-table-cell table:number-columns-repeated="2" table:style-name="ce8"/>
          <table:table-cell table:style-name="ce1" office:value-type="string" calcext:value-type="string" table:number-columns-spanned="5" table:number-rows-spanned="1">
            <text:p>opcode</text:p>
          </table:table-cell>
          <table:covered-table-cell table:number-columns-repeated="4" table:style-name="ce8"/>
          <table:table-cell table:style-name="ce7"/>
          <table:table-cell table:style-name="ce24"/>
          <table:table-cell table:style-name="ce13"/>
          <table:table-cell table:style-name="ce9"/>
          <table:table-cell table:style-name="ce13" table:number-columns-repeated="2"/>
          <table:table-cell table:style-name="ce9" table:number-columns-repeated="3"/>
          <table:table-cell table:style-name="ce13"/>
          <table:table-cell table:style-name="ce9" table:number-columns-repeated="11"/>
          <table:table-cell table:number-columns-repeated="16353"/>
        </table:table-row>
        <table:table-row table:style-name="ro1">
          <table:table-cell table:style-name="ce15" office:value-type="string" calcext:value-type="string">
            <text:p>ins</text:p>
          </table:table-cell>
          <table:table-cell table:style-name="ce15" office:value-type="string" calcext:value-type="string">
            <text:p>i30</text:p>
          </table:table-cell>
          <table:table-cell table:style-name="ce15" office:value-type="string" calcext:value-type="string">
            <text:p>i14</text:p>
          </table:table-cell>
          <table:table-cell table:style-name="ce15" office:value-type="string" calcext:value-type="string">
            <text:p>i13</text:p>
          </table:table-cell>
          <table:table-cell table:style-name="ce15" office:value-type="string" calcext:value-type="string">
            <text:p>i12</text:p>
          </table:table-cell>
          <table:table-cell table:style-name="ce15" office:value-type="string" calcext:value-type="string">
            <text:p>i6</text:p>
          </table:table-cell>
          <table:table-cell table:style-name="ce15" office:value-type="string" calcext:value-type="string">
            <text:p>i5</text:p>
          </table:table-cell>
          <table:table-cell table:style-name="ce15" office:value-type="string" calcext:value-type="string">
            <text:p>i4</text:p>
          </table:table-cell>
          <table:table-cell table:style-name="ce15" office:value-type="string" calcext:value-type="string">
            <text:p>i3</text:p>
          </table:table-cell>
          <table:table-cell table:style-name="ce15" office:value-type="string" calcext:value-type="string">
            <text:p>i2</text:p>
          </table:table-cell>
          <table:table-cell table:style-name="ce10" office:value-type="string" calcext:value-type="string">
            <text:p>ibin</text:p>
          </table:table-cell>
          <table:table-cell table:style-name="ce25" office:value-type="string" calcext:value-type="string">
            <text:p>pcwen</text:p>
          </table:table-cell>
          <table:table-cell table:style-name="ce15" office:value-type="string" calcext:value-type="string">
            <text:p>storesel1</text:p>
          </table:table-cell>
          <table:table-cell table:style-name="ce15" office:value-type="string" calcext:value-type="string">
            <text:p>storesel0</text:p>
          </table:table-cell>
          <table:table-cell table:style-name="ce15" office:value-type="string" calcext:value-type="string">
            <text:p>memwen</text:p>
          </table:table-cell>
          <table:table-cell table:style-name="ce15" office:value-type="string" calcext:value-type="string">
            <text:p>lsel2</text:p>
          </table:table-cell>
          <table:table-cell table:style-name="ce15" office:value-type="string" calcext:value-type="string">
            <text:p>lsel1</text:p>
          </table:table-cell>
          <table:table-cell table:style-name="ce15" office:value-type="string" calcext:value-type="string">
            <text:p>lsel0</text:p>
          </table:table-cell>
          <table:table-cell table:style-name="ce15" office:value-type="string" calcext:value-type="string">
            <text:p>wbsel</text:p>
          </table:table-cell>
          <table:table-cell table:style-name="ce15" office:value-type="string" calcext:value-type="string">
            <text:p>as3</text:p>
          </table:table-cell>
          <table:table-cell table:style-name="ce15" office:value-type="string" calcext:value-type="string">
            <text:p>as2</text:p>
          </table:table-cell>
          <table:table-cell table:style-name="ce15" office:value-type="string" calcext:value-type="string">
            <text:p>as1</text:p>
          </table:table-cell>
          <table:table-cell table:style-name="ce15" office:value-type="string" calcext:value-type="string">
            <text:p>as0</text:p>
          </table:table-cell>
          <table:table-cell table:style-name="ce15" office:value-type="string" calcext:value-type="string">
            <text:p>regwen</text:p>
          </table:table-cell>
          <table:table-cell table:style-name="ce15" office:value-type="string" calcext:value-type="string">
            <text:p>is2</text:p>
          </table:table-cell>
          <table:table-cell table:style-name="ce15" office:value-type="string" calcext:value-type="string">
            <text:p>is1</text:p>
          </table:table-cell>
          <table:table-cell table:style-name="ce15" office:value-type="string" calcext:value-type="string">
            <text:p>is0</text:p>
          </table:table-cell>
          <table:table-cell table:style-name="ce15" office:value-type="string" calcext:value-type="string">
            <text:p>bsel</text:p>
          </table:table-cell>
          <table:table-cell table:style-name="ce15" office:value-type="string" calcext:value-type="string">
            <text:p>asel</text:p>
          </table:table-cell>
          <table:table-cell table:style-name="ce15" office:value-type="string" calcext:value-type="string">
            <text:p>obin</text:p>
          </table:table-cell>
          <table:table-cell table:style-name="ce15"/>
          <table:table-cell table:style-name="ce38" table:number-columns-repeated="16353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CONCATENATE([.B4]; [.C4]; [.D4];[.E4];[.F4];[.G4];[.H4];[.I4];[.J4])" office:value-type="string" office:string-value="000001100" calcext:value-type="string">
            <text:p>000001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table:formula="of:=CONCATENATE([.L4];[.M4];[.N4];[.O4];[.P4];[.Q4];[.R4];[.S4];[.T4];[.U4];[.V4];[.W4];[.X4];[.Y4];[.Z4];[.AA4];[.AB4];[.AC4])" office:value-type="string" office:string-value="000000010000100000" calcext:value-type="string">
            <text:p>00000001000010000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CONCATENATE([.B5]; [.C5]; [.D5];[.E5];[.F5];[.G5];[.H5];[.I5];[.J5])" office:value-type="string" office:string-value="100001100" calcext:value-type="string">
            <text:p>100001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table:formula="of:=CONCATENATE([.L5];[.M5];[.N5];[.O5];[.P5];[.Q5];[.R5];[.S5];[.T5];[.U5];[.V5];[.W5];[.X5];[.Y5];[.Z5];[.AA5];[.AB5];[.AC5])" office:value-type="string" office:string-value="000000011000100000" calcext:value-type="string">
            <text:p>00000001100010000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CONCATENATE([.B6]; [.C6]; [.D6];[.E6];[.F6];[.G6];[.H6];[.I6];[.J6])" office:value-type="string" office:string-value="011001100" calcext:value-type="string">
            <text:p>011001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table:formula="of:=CONCATENATE([.L6];[.M6];[.N6];[.O6];[.P6];[.Q6];[.R6];[.S6];[.T6];[.U6];[.V6];[.W6];[.X6];[.Y6];[.Z6];[.AA6];[.AB6];[.AC6])" office:value-type="string" office:string-value="000000010110100000" calcext:value-type="string">
            <text:p>00000001011010000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CONCATENATE([.B7]; [.C7]; [.D7];[.E7];[.F7];[.G7];[.H7];[.I7];[.J7])" office:value-type="string" office:string-value="011101100" calcext:value-type="string">
            <text:p>011101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table:formula="of:=CONCATENATE([.L7];[.M7];[.N7];[.O7];[.P7];[.Q7];[.R7];[.S7];[.T7];[.U7];[.V7];[.W7];[.X7];[.Y7];[.Z7];[.AA7];[.AB7];[.AC7])" office:value-type="string" office:string-value="000000010111100000" calcext:value-type="string">
            <text:p>00000001011110000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CONCATENATE([.B8]; [.C8]; [.D8];[.E8];[.F8];[.G8];[.H8];[.I8];[.J8])" office:value-type="string" office:string-value="010001100" calcext:value-type="string">
            <text:p>010001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table:formula="of:=CONCATENATE([.L8];[.M8];[.N8];[.O8];[.P8];[.Q8];[.R8];[.S8];[.T8];[.U8];[.V8];[.W8];[.X8];[.Y8];[.Z8];[.AA8];[.AB8];[.AC8])" office:value-type="string" office:string-value="000000010100100000" calcext:value-type="string">
            <text:p>00000001010010000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s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CONCATENATE([.B9]; [.C9]; [.D9];[.E9];[.F9];[.G9];[.H9];[.I9];[.J9])" office:value-type="string" office:string-value="000101100" calcext:value-type="string">
            <text:p>000101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table:formula="of:=CONCATENATE([.L9];[.M9];[.N9];[.O9];[.P9];[.Q9];[.R9];[.S9];[.T9];[.U9];[.V9];[.W9];[.X9];[.Y9];[.Z9];[.AA9];[.AB9];[.AC9])" office:value-type="string" office:string-value="000000010001100000" calcext:value-type="string">
            <text:p>00000001000110000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s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CONCATENATE([.B10]; [.C10]; [.D10];[.E10];[.F10];[.G10];[.H10];[.I10];[.J10])" office:value-type="string" office:string-value="010101100" calcext:value-type="string">
            <text:p>010101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table:formula="of:=CONCATENATE([.L10];[.M10];[.N10];[.O10];[.P10];[.Q10];[.R10];[.S10];[.T10];[.U10];[.V10];[.W10];[.X10];[.Y10];[.Z10];[.AA10];[.AB10];[.AC10])" office:value-type="string" office:string-value="000000010101100000" calcext:value-type="string">
            <text:p>00000001010110000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s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CONCATENATE([.B11]; [.C11]; [.D11];[.E11];[.F11];[.G11];[.H11];[.I11];[.J11])" office:value-type="string" office:string-value="110101100" calcext:value-type="string">
            <text:p>110101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table:formula="of:=CONCATENATE([.L11];[.M11];[.N11];[.O11];[.P11];[.Q11];[.R11];[.S11];[.T11];[.U11];[.V11];[.W11];[.X11];[.Y11];[.Z11];[.AA11];[.AB11];[.AC11])" office:value-type="string" office:string-value="000000011101100000" calcext:value-type="string">
            <text:p>00000001110110000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s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CONCATENATE([.B12]; [.C12]; [.D12];[.E12];[.F12];[.G12];[.H12];[.I12];[.J12])" office:value-type="string" office:string-value="001001100" calcext:value-type="string">
            <text:p>001001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table:formula="of:=CONCATENATE([.L12];[.M12];[.N12];[.O12];[.P12];[.Q12];[.R12];[.S12];[.T12];[.U12];[.V12];[.W12];[.X12];[.Y12];[.Z12];[.AA12];[.AB12];[.AC12])" office:value-type="string" office:string-value="000000010010100000" calcext:value-type="string">
            <text:p>00000001001010000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slt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CONCATENATE([.B13]; [.C13]; [.D13];[.E13];[.F13];[.G13];[.H13];[.I13];[.J13])" office:value-type="string" office:string-value="001101100" calcext:value-type="string">
            <text:p>001101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table:formula="of:=CONCATENATE([.L13];[.M13];[.N13];[.O13];[.P13];[.Q13];[.R13];[.S13];[.T13];[.U13];[.V13];[.W13];[.X13];[.Y13];[.Z13];[.AA13];[.AB13];[.AC13])" office:value-type="string" office:string-value="000000010011100000" calcext:value-type="string">
            <text:p>00000001001110000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add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CONCATENATE([.B14]; [.C14]; [.D14];[.E14];[.F14];[.G14];[.H14];[.I14];[.J14])" office:value-type="string" office:string-value="000000100" calcext:value-type="string">
            <text:p>000000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14];[.M14];[.N14];[.O14];[.P14];[.Q14];[.R14];[.S14];[.T14];[.U14];[.V14];[.W14];[.X14];[.Y14];[.Z14];[.AA14];[.AB14];[.AC14])" office:value-type="string" office:string-value="000000010000100010" calcext:value-type="string">
            <text:p>00000001000010001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x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CONCATENATE([.B15]; [.C15]; [.D15];[.E15];[.F15];[.G15];[.H15];[.I15];[.J15])" office:value-type="string" office:string-value="010000100" calcext:value-type="string">
            <text:p>010000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15];[.M15];[.N15];[.O15];[.P15];[.Q15];[.R15];[.S15];[.T15];[.U15];[.V15];[.W15];[.X15];[.Y15];[.Z15];[.AA15];[.AB15];[.AC15])" office:value-type="string" office:string-value="000000010100100010" calcext:value-type="string">
            <text:p>00000001010010001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CONCATENATE([.B16]; [.C16]; [.D16];[.E16];[.F16];[.G16];[.H16];[.I16];[.J16])" office:value-type="string" office:string-value="011000100" calcext:value-type="string">
            <text:p>011000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16];[.M16];[.N16];[.O16];[.P16];[.Q16];[.R16];[.S16];[.T16];[.U16];[.V16];[.W16];[.X16];[.Y16];[.Z16];[.AA16];[.AB16];[.AC16])" office:value-type="string" office:string-value="000000010110100010" calcext:value-type="string">
            <text:p>00000001011010001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and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CONCATENATE([.B17]; [.C17]; [.D17];[.E17];[.F17];[.G17];[.H17];[.I17];[.J17])" office:value-type="string" office:string-value="011100100" calcext:value-type="string">
            <text:p>011100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17];[.M17];[.N17];[.O17];[.P17];[.Q17];[.R17];[.S17];[.T17];[.U17];[.V17];[.W17];[.X17];[.Y17];[.Z17];[.AA17];[.AB17];[.AC17])" office:value-type="string" office:string-value="000000010111100010" calcext:value-type="string">
            <text:p>00000001011110001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sll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CONCATENATE([.B18]; [.C18]; [.D18];[.E18];[.F18];[.G18];[.H18];[.I18];[.J18])" office:value-type="string" office:string-value="000100100" calcext:value-type="string">
            <text:p>000100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18];[.M18];[.N18];[.O18];[.P18];[.Q18];[.R18];[.S18];[.T18];[.U18];[.V18];[.W18];[.X18];[.Y18];[.Z18];[.AA18];[.AB18];[.AC18])" office:value-type="string" office:string-value="000000010001100010" calcext:value-type="string">
            <text:p>00000001000110001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srl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CONCATENATE([.B19]; [.C19]; [.D19];[.E19];[.F19];[.G19];[.H19];[.I19];[.J19])" office:value-type="string" office:string-value="010100100" calcext:value-type="string">
            <text:p>010100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19];[.M19];[.N19];[.O19];[.P19];[.Q19];[.R19];[.S19];[.T19];[.U19];[.V19];[.W19];[.X19];[.Y19];[.Z19];[.AA19];[.AB19];[.AC19])" office:value-type="string" office:string-value="000000010101100010" calcext:value-type="string">
            <text:p>00000001010110001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sra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CONCATENATE([.B20]; [.C20]; [.D20];[.E20];[.F20];[.G20];[.H20];[.I20];[.J20])" office:value-type="string" office:string-value="110100100" calcext:value-type="string">
            <text:p>110100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20];[.M20];[.N20];[.O20];[.P20];[.Q20];[.R20];[.S20];[.T20];[.U20];[.V20];[.W20];[.X20];[.Y20];[.Z20];[.AA20];[.AB20];[.AC20])" office:value-type="string" office:string-value="000000011101100010" calcext:value-type="string">
            <text:p>00000001110110001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sl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CONCATENATE([.B21]; [.C21]; [.D21];[.E21];[.F21];[.G21];[.H21];[.I21];[.J21])" office:value-type="string" office:string-value="001000100" calcext:value-type="string">
            <text:p>001000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21];[.M21];[.N21];[.O21];[.P21];[.Q21];[.R21];[.S21];[.T21];[.U21];[.V21];[.W21];[.X21];[.Y21];[.Z21];[.AA21];[.AB21];[.AC21])" office:value-type="string" office:string-value="000000010010100010" calcext:value-type="string">
            <text:p>00000001001010001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slti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CONCATENATE([.B22]; [.C22]; [.D22];[.E22];[.F22];[.G22];[.H22];[.I22];[.J22])" office:value-type="string" office:string-value="001100100" calcext:value-type="string">
            <text:p>0011001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22];[.M22];[.N22];[.O22];[.P22];[.Q22];[.R22];[.S22];[.T22];[.U22];[.V22];[.W22];[.X22];[.Y22];[.Z22];[.AA22];[.AB22];[.AC22])" office:value-type="string" office:string-value="000000010011100010" calcext:value-type="string">
            <text:p>00000001001110001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lb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table:formula="of:=CONCATENATE([.B23]; [.C23]; [.D23];[.E23];[.F23];[.G23];[.H23];[.I23];[.J23])" office:value-type="string" office:string-value="000000000" calcext:value-type="string">
            <text:p>0000000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23];[.M23];[.N23];[.O23];[.P23];[.Q23];[.R23];[.S23];[.T23];[.U23];[.V23];[.W23];[.X23];[.Y23];[.Z23];[.AA23];[.AB23];[.AC23])" office:value-type="string" office:string-value="000000000000100010" calcext:value-type="string">
            <text:p>00000000000010001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l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1" table:formula="of:=CONCATENATE([.B24]; [.C24]; [.D24];[.E24];[.F24];[.G24];[.H24];[.I24];[.J24])" office:value-type="string" office:string-value="000100000" calcext:value-type="string">
            <text:p>0001000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24];[.M24];[.N24];[.O24];[.P24];[.Q24];[.R24];[.S24];[.T24];[.U24];[.V24];[.W24];[.X24];[.Y24];[.Z24];[.AA24];[.AB24];[.AC24])" office:value-type="string" office:string-value="000000100000100010" calcext:value-type="string">
            <text:p>00000010000010001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l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1" table:formula="of:=CONCATENATE([.B25]; [.C25]; [.D25];[.E25];[.F25];[.G25];[.H25];[.I25];[.J25])" office:value-type="string" office:string-value="001000000" calcext:value-type="string">
            <text:p>0010000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25];[.M25];[.N25];[.O25];[.P25];[.Q25];[.R25];[.S25];[.T25];[.U25];[.V25];[.W25];[.X25];[.Y25];[.Z25];[.AA25];[.AB25];[.AC25])" office:value-type="string" office:string-value="000001000000100010" calcext:value-type="string">
            <text:p>00000100000010001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lb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table:formula="of:=CONCATENATE([.B26]; [.C26]; [.D26];[.E26];[.F26];[.G26];[.H26];[.I26];[.J26])" office:value-type="string" office:string-value="010000000" calcext:value-type="string">
            <text:p>0100000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26];[.M26];[.N26];[.O26];[.P26];[.Q26];[.R26];[.S26];[.T26];[.U26];[.V26];[.W26];[.X26];[.Y26];[.Z26];[.AA26];[.AB26];[.AC26])" office:value-type="string" office:string-value="000010000000100010" calcext:value-type="string">
            <text:p>00001000000010001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lh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1" table:formula="of:=CONCATENATE([.B27]; [.C27]; [.D27];[.E27];[.F27];[.G27];[.H27];[.I27];[.J27])" office:value-type="string" office:string-value="010100000" calcext:value-type="string">
            <text:p>0101000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27];[.M27];[.N27];[.O27];[.P27];[.Q27];[.R27];[.S27];[.T27];[.U27];[.V27];[.W27];[.X27];[.Y27];[.Z27];[.AA27];[.AB27];[.AC27])" office:value-type="string" office:string-value="000010100000100010" calcext:value-type="string">
            <text:p>00001010000010001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s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table:formula="of:=CONCATENATE([.B28]; [.C28]; [.D28];[.E28];[.F28];[.G28];[.H28];[.I28];[.J28])" office:value-type="string" office:string-value="001001000" calcext:value-type="string">
            <text:p>0010010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28];[.M28];[.N28];[.O28];[.P28];[.Q28];[.R28];[.S28];[.T28];[.U28];[.V28];[.W28];[.X28];[.Y28];[.Z28];[.AA28];[.AB28];[.AC28])" office:value-type="string" office:string-value="010100010000000110" calcext:value-type="string">
            <text:p>01010001000000011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s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table:formula="of:=CONCATENATE([.B29]; [.C29]; [.D29];[.E29];[.F29];[.G29];[.H29];[.I29];[.J29])" office:value-type="string" office:string-value="000001000" calcext:value-type="string">
            <text:p>00000100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29];[.M29];[.N29];[.O29];[.P29];[.Q29];[.R29];[.S29];[.T29];[.U29];[.V29];[.W29];[.X29];[.Y29];[.Z29];[.AA29];[.AB29];[.AC29])" office:value-type="string" office:string-value="000100010000000110" calcext:value-type="string">
            <text:p>00010001000000011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s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table:formula="of:=CONCATENATE([.B30]; [.C30]; [.D30];[.E30];[.F30];[.G30];[.H30];[.I30];[.J30])" office:value-type="string" office:string-value="000101000" calcext:value-type="string">
            <text:p>000101000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30];[.M30];[.N30];[.O30];[.P30];[.Q30];[.R30];[.S30];[.T30];[.U30];[.V30];[.W30];[.X30];[.Y30];[.Z30];[.AA30];[.AB30];[.AC30])" office:value-type="string" office:string-value="001100010000000110" calcext:value-type="string">
            <text:p>00110001000000011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j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CONCATENATE([.B31]; [.C31]; [.D31];[.E31];[.F31];[.G31];[.H31];[.I31];[.J31])" office:value-type="string" office:string-value="000011011" calcext:value-type="string">
            <text:p>00001101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0" table:formula="of:=CONCATENATE([.L31];[.M31];[.N31];[.O31];[.P31];[.Q31];[.R31];[.S31];[.T31];[.U31];[.V31];[.W31];[.X31];[.Y31];[.Z31];[.AA31];[.AB31];[.AC31])" office:value-type="string" office:string-value="100000010000101111" calcext:value-type="string">
            <text:p>100000010000101111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jal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CONCATENATE([.B32]; [.C32]; [.D32];[.E32];[.F32];[.G32];[.H32];[.I32];[.J32])" office:value-type="string" office:string-value="000011001" calcext:value-type="string">
            <text:p>0000110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table:formula="of:=CONCATENATE([.L32];[.M32];[.N32];[.O32];[.P32];[.Q32];[.R32];[.S32];[.T32];[.U32];[.V32];[.W32];[.X32];[.Y32];[.Z32];[.AA32];[.AB32];[.AC32])" office:value-type="string" office:string-value="000000010000100010" calcext:value-type="string">
            <text:p>000000010000100010</text:p>
          </table:table-cell>
          <table:table-cell table:number-columns-repeated="16354"/>
        </table:table-row>
        <table:table-row table:style-name="ro1">
          <table:table-cell table:number-columns-repeated="10"/>
          <table:table-cell table:style-name="ce11"/>
          <table:table-cell table:number-columns-repeated="16373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tt.K1:tt.K1048576">
            <calcext:condition calcext:apply-style-name="Bad" calcext:value="duplicate" calcext:base-cell-address="tt.K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19:50:15.5758729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4-15T19:57:24.384900943</dc:date>
    <meta:editing-duration>PT2H46M39S</meta:editing-duration>
    <meta:editing-cycles>10</meta:editing-cycles>
    <meta:generator>LibreOffice/25.2.2.2$Linux_X86_64 LibreOffice_project/7370d4be9e3cf6031a51beef54ff3bda878e3fac</meta:generator>
    <meta:document-statistic meta:table-count="1" meta:cell-count="904" meta:object-count="0"/>
  </office:meta>
</office:document-meta>
</file>